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48cm" fo:min-width="0.39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398cm" fo:min-width="0.148cm"/>
    </style:style>
    <style:style style:name="gr4" style:family="graphic" style:parent-style-name="objectwithoutfill">
      <style:graphic-properties draw:stroke="dash" draw:stroke-dash="Fine_20_Dashed"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color="#eeeeee" draw:fill="none" draw:opacity="100%" draw:opacity-name="" draw:textarea-horizontal-align="justify" draw:textarea-vertical-align="middle" draw:auto-grow-height="false" fo:min-height="0.258cm" fo:min-width="1.024cm"/>
    </style:style>
    <style:style style:name="gr6" style:family="graphic" style:parent-style-name="standard">
      <style:graphic-properties svg:stroke-color="#eeeeee" draw:fill="none" draw:opacity="100%" draw:opacity-name="" draw:textarea-horizontal-align="justify" draw:textarea-vertical-align="middle" draw:auto-grow-height="false" fo:min-height="0.258cm" fo:min-width="0.00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ce181e"/>
    </style:style>
    <style:style style:name="P4" style:family="paragraph">
      <loext:graphic-properties draw:fill="none" draw:opacity="100%"/>
      <style:paragraph-properties fo:text-align="center"/>
      <style:text-properties fo:color="#ce181e" fo:font-size="10pt" style:font-size-asian="10pt" style:font-size-complex="10pt"/>
    </style:style>
    <style:style style:name="T1" style:family="text">
      <style:text-properties fo:color="#ce181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7cm" svg:height="1.27cm" svg:x="2.778cm" svg:y="3.667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27cm" svg:height="1.27cm" svg:x="2.779cm" svg:y="5.268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27cm" svg:x="2.779cm" svg:y="6.868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27cm" svg:height="1.27cm" svg:x="2.78cm" svg:y="8.469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27cm" svg:height="1.27cm" svg:x="5.979cm" svg:y="4.468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27cm" svg:height="1.27cm" svg:x="5.98cm" svg:y="6.069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27cm" svg:height="1.27cm" svg:x="5.98cm" svg:y="7.669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.048cm" svg:y1="4.302cm" svg:x2="5.979cm" svg:y2="5.103cm" draw:start-shape="id1" draw:start-glue-point="10" draw:end-shape="id2" draw:end-glue-point="6" svg:d="M4048 4302l1931 801" svg:viewBox="0 0 1932 802">
          <text:p/>
        </draw:connector>
        <draw:connector draw:style-name="gr2" draw:text-style-name="P2" draw:layer="layout" draw:type="line" svg:x1="4.048cm" svg:y1="4.302cm" svg:x2="5.98cm" svg:y2="6.704cm" draw:start-shape="id1" draw:start-glue-point="10" draw:end-shape="id3" draw:end-glue-point="6" svg:d="M4048 4302l1932 2402" svg:viewBox="0 0 1933 2403">
          <text:p/>
        </draw:connector>
        <draw:connector draw:style-name="gr2" draw:text-style-name="P2" draw:layer="layout" draw:type="line" svg:x1="4.048cm" svg:y1="4.302cm" svg:x2="5.98cm" svg:y2="8.304cm" draw:start-shape="id1" draw:start-glue-point="10" draw:end-shape="id4" draw:end-glue-point="6" svg:d="M4048 4302l1932 4002" svg:viewBox="0 0 1933 4003">
          <text:p/>
        </draw:connector>
        <draw:connector draw:style-name="gr2" draw:text-style-name="P2" draw:layer="layout" draw:type="line" svg:x1="4.049cm" svg:y1="5.903cm" svg:x2="5.979cm" svg:y2="5.103cm" draw:start-shape="id5" draw:start-glue-point="10" draw:end-shape="id2" draw:end-glue-point="6" svg:d="M4049 5903l1930-800" svg:viewBox="0 0 1931 801">
          <text:p/>
        </draw:connector>
        <draw:connector draw:style-name="gr2" draw:text-style-name="P2" draw:layer="layout" draw:type="line" svg:x1="4.049cm" svg:y1="5.903cm" svg:x2="5.98cm" svg:y2="6.704cm" draw:start-shape="id5" draw:start-glue-point="10" draw:end-shape="id3" draw:end-glue-point="6" svg:d="M4049 5903l1931 801" svg:viewBox="0 0 1932 802">
          <text:p/>
        </draw:connector>
        <draw:connector draw:style-name="gr2" draw:text-style-name="P2" draw:layer="layout" draw:type="line" svg:x1="4.049cm" svg:y1="5.903cm" svg:x2="5.98cm" svg:y2="8.304cm" draw:start-shape="id5" draw:start-glue-point="10" draw:end-shape="id4" draw:end-glue-point="6" svg:d="M4049 5903l1931 2401" svg:viewBox="0 0 1932 2402">
          <text:p/>
        </draw:connector>
        <draw:connector draw:style-name="gr2" draw:text-style-name="P2" xml:id="id7" draw:id="id7" draw:layer="layout" draw:type="line" svg:x1="4.05cm" svg:y1="9.104cm" svg:x2="5.98cm" svg:y2="6.604cm" draw:start-shape="id6" draw:start-glue-point="10" svg:d="M4050 9104l1930-2500" svg:viewBox="0 0 1931 2501">
          <text:p/>
        </draw:connector>
        <draw:connector draw:style-name="gr2" draw:text-style-name="P2" xml:id="id9" draw:id="id9" draw:layer="layout" draw:type="line" svg:x1="4.05cm" svg:y1="9.104cm" svg:x2="5.981cm" svg:y2="8.205cm" draw:start-shape="id6" draw:start-glue-point="10" svg:d="M4050 9104l1931-899" svg:viewBox="0 0 1932 900">
          <text:p/>
        </draw:connector>
        <draw:connector draw:style-name="gr2" draw:text-style-name="P2" draw:layer="layout" draw:type="line" svg:x1="4.05cm" svg:y1="7.504cm" svg:x2="5.979cm" svg:y2="5.103cm" draw:end-shape="id2" draw:end-glue-point="6" svg:d="M4050 7504l1929-2401" svg:viewBox="0 0 1930 2402">
          <text:p/>
        </draw:connector>
        <draw:connector draw:style-name="gr2" draw:text-style-name="P2" xml:id="id8" draw:id="id8" draw:layer="layout" draw:type="line" svg:x1="4.05cm" svg:y1="7.504cm" svg:x2="5.98cm" svg:y2="6.604cm" draw:end-shape="id7" draw:end-glue-point="3" svg:d="M4050 7504l1930-900" svg:viewBox="0 0 1931 901">
          <text:p/>
        </draw:connector>
        <draw:connector draw:style-name="gr2" draw:text-style-name="P2" draw:layer="layout" draw:type="line" svg:x1="4.05cm" svg:y1="7.504cm" svg:x2="5.981cm" svg:y2="8.205cm" draw:start-shape="id8" draw:start-glue-point="2" draw:end-shape="id9" draw:end-glue-point="3" svg:d="M4050 7504l1931 701" svg:viewBox="0 0 1932 702">
          <text:p/>
        </draw:connector>
        <draw:connector draw:style-name="gr2" draw:text-style-name="P2" draw:layer="layout" draw:type="line" svg:x1="4.05cm" svg:y1="9.104cm" svg:x2="5.979cm" svg:y2="5.103cm" draw:start-shape="id6" draw:start-glue-point="10" draw:end-shape="id2" draw:end-glue-point="6" svg:d="M4050 9104l1929-4001" svg:viewBox="0 0 1930 4002">
          <text:p/>
        </draw:connector>
      </draw:page>
      <draw:page draw:name="page2" draw:style-name="dp1" draw:master-page-name="Default">
        <draw:custom-shape draw:style-name="gr3" draw:text-style-name="P2" xml:id="id10" draw:id="id10" draw:layer="layout" svg:width="0.914cm" svg:height="0.914cm" svg:x="2.278cm" svg:y="3.66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4" draw:id="id14" draw:layer="layout" svg:width="0.914cm" svg:height="0.914cm" svg:x="2.279cm" svg:y="5.26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6" draw:id="id16" draw:layer="layout" svg:width="0.914cm" svg:height="0.914cm" svg:x="2.279cm" svg:y="6.86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5" draw:id="id15" draw:layer="layout" svg:width="0.914cm" svg:height="0.914cm" svg:x="2.28cm" svg:y="8.46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1" draw:id="id11" draw:layer="layout" svg:width="0.914cm" svg:height="0.914cm" svg:x="5.479cm" svg:y="4.46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2" draw:id="id12" draw:layer="layout" svg:width="0.914cm" svg:height="0.914cm" svg:x="5.48cm" svg:y="6.06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3" draw:id="id13" draw:layer="layout" svg:width="0.914cm" svg:height="0.914cm" svg:x="5.48cm" svg:y="7.669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3.192cm" svg:y1="4.124cm" svg:x2="5.479cm" svg:y2="4.925cm" draw:start-shape="id10" draw:start-glue-point="10" draw:end-shape="id11" draw:end-glue-point="6" svg:d="M3192 4124l2287 801" svg:viewBox="0 0 2288 802">
          <text:p/>
        </draw:connector>
        <draw:connector draw:style-name="gr2" draw:text-style-name="P2" draw:layer="layout" draw:type="line" svg:x1="3.192cm" svg:y1="4.124cm" svg:x2="5.48cm" svg:y2="6.526cm" draw:start-shape="id10" draw:start-glue-point="10" draw:end-shape="id12" draw:end-glue-point="6" svg:d="M3192 4124l2288 2402" svg:viewBox="0 0 2289 2403">
          <text:p/>
        </draw:connector>
        <draw:connector draw:style-name="gr2" draw:text-style-name="P2" draw:layer="layout" draw:type="line" svg:x1="3.192cm" svg:y1="4.124cm" svg:x2="5.48cm" svg:y2="8.126cm" draw:start-shape="id10" draw:start-glue-point="10" draw:end-shape="id13" draw:end-glue-point="6" svg:d="M3192 4124l2288 4002" svg:viewBox="0 0 2289 4003">
          <text:p/>
        </draw:connector>
        <draw:connector draw:style-name="gr2" draw:text-style-name="P2" draw:layer="layout" draw:type="line" svg:x1="3.193cm" svg:y1="5.725cm" svg:x2="5.479cm" svg:y2="4.925cm" draw:start-shape="id14" draw:start-glue-point="10" draw:end-shape="id11" draw:end-glue-point="6" svg:d="M3193 5725l2286-800" svg:viewBox="0 0 2287 801">
          <text:p/>
        </draw:connector>
        <draw:connector draw:style-name="gr2" draw:text-style-name="P2" draw:layer="layout" draw:type="line" svg:x1="3.193cm" svg:y1="5.725cm" svg:x2="5.48cm" svg:y2="6.526cm" draw:start-shape="id14" draw:start-glue-point="10" draw:end-shape="id12" draw:end-glue-point="6" svg:d="M3193 5725l2287 801" svg:viewBox="0 0 2288 802">
          <text:p/>
        </draw:connector>
        <draw:connector draw:style-name="gr4" draw:text-style-name="P2" draw:layer="layout" draw:type="line" svg:x1="3.193cm" svg:y1="5.725cm" svg:x2="5.48cm" svg:y2="8.126cm" draw:start-shape="id14" draw:start-glue-point="10" draw:end-shape="id13" draw:end-glue-point="6" svg:d="M3193 5725l2287 2401" svg:viewBox="0 0 2288 2402">
          <text:p/>
        </draw:connector>
        <draw:connector draw:style-name="gr2" draw:text-style-name="P2" draw:layer="layout" draw:type="line" svg:x1="3.194cm" svg:y1="8.926cm" svg:x2="5.48cm" svg:y2="6.526cm" draw:start-shape="id15" draw:start-glue-point="10" draw:end-shape="id12" draw:end-glue-point="6" svg:d="M3194 8926l2286-2400" svg:viewBox="0 0 2287 2401">
          <text:p/>
        </draw:connector>
        <draw:connector draw:style-name="gr2" draw:text-style-name="P2" draw:layer="layout" draw:type="line" svg:x1="3.194cm" svg:y1="8.926cm" svg:x2="5.48cm" svg:y2="8.126cm" draw:start-shape="id15" draw:start-glue-point="10" draw:end-shape="id13" draw:end-glue-point="6" svg:d="M3194 8926l2286-800" svg:viewBox="0 0 2287 801">
          <text:p/>
        </draw:connector>
        <draw:connector draw:style-name="gr2" draw:text-style-name="P2" draw:layer="layout" draw:type="line" svg:x1="3.193cm" svg:y1="7.325cm" svg:x2="5.479cm" svg:y2="4.925cm" draw:start-shape="id16" draw:start-glue-point="10" draw:end-shape="id11" draw:end-glue-point="6" svg:d="M3193 7325l2286-2400" svg:viewBox="0 0 2287 2401">
          <text:p/>
        </draw:connector>
        <draw:connector draw:style-name="gr4" draw:text-style-name="P2" draw:layer="layout" draw:type="line" svg:x1="3.193cm" svg:y1="7.325cm" svg:x2="5.48cm" svg:y2="6.526cm" draw:start-shape="id16" draw:start-glue-point="10" draw:end-shape="id12" draw:end-glue-point="6" svg:d="M3193 7325l2287-799" svg:viewBox="0 0 2288 800">
          <text:p/>
        </draw:connector>
        <draw:connector draw:style-name="gr2" draw:text-style-name="P2" draw:layer="layout" draw:type="line" svg:x1="3.193cm" svg:y1="7.325cm" svg:x2="5.48cm" svg:y2="8.126cm" draw:start-shape="id16" draw:start-glue-point="10" draw:end-shape="id13" draw:end-glue-point="6" svg:d="M3193 7325l2287 801" svg:viewBox="0 0 2288 802">
          <text:p/>
        </draw:connector>
        <draw:connector draw:style-name="gr4" draw:text-style-name="P2" draw:layer="layout" draw:type="line" svg:x1="3.194cm" svg:y1="8.926cm" svg:x2="5.479cm" svg:y2="4.925cm" draw:start-shape="id15" draw:start-glue-point="10" draw:end-shape="id11" draw:end-glue-point="6" svg:d="M3194 8926l2285-4001" svg:viewBox="0 0 2286 4002">
          <text:p/>
        </draw:connector>
        <draw:custom-shape draw:style-name="gr3" draw:text-style-name="P2" xml:id="id17" draw:id="id17" draw:layer="layout" svg:width="0.914cm" svg:height="0.914cm" svg:x="8.479cm" svg:y="3.66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1" draw:id="id21" draw:layer="layout" svg:width="0.914cm" svg:height="0.914cm" svg:x="8.48cm" svg:y="5.26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3" draw:id="id23" draw:layer="layout" svg:width="0.914cm" svg:height="0.914cm" svg:x="8.48cm" svg:y="6.869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2" draw:id="id22" draw:layer="layout" svg:width="0.914cm" svg:height="0.914cm" svg:x="8.481cm" svg:y="8.47cm">
          <text:p text:style-name="P1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8" draw:id="id18" draw:layer="layout" svg:width="0.914cm" svg:height="0.914cm" svg:x="11.68cm" svg:y="4.46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9" draw:id="id19" draw:layer="layout" svg:width="0.914cm" svg:height="0.914cm" svg:x="11.681cm" svg:y="6.07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0" draw:id="id20" draw:layer="layout" svg:width="0.914cm" svg:height="0.914cm" svg:x="11.681cm" svg:y="7.67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393cm" svg:y1="4.125cm" svg:x2="11.68cm" svg:y2="4.926cm" draw:start-shape="id17" draw:start-glue-point="10" draw:end-shape="id18" draw:end-glue-point="6" svg:d="M9393 4125l2287 801" svg:viewBox="0 0 2288 802">
          <text:p/>
        </draw:connector>
        <draw:connector draw:style-name="gr2" draw:text-style-name="P2" draw:layer="layout" draw:type="line" svg:x1="9.393cm" svg:y1="4.125cm" svg:x2="11.681cm" svg:y2="6.527cm" draw:start-shape="id17" draw:start-glue-point="10" draw:end-shape="id19" draw:end-glue-point="6" svg:d="M9393 4125l2288 2402" svg:viewBox="0 0 2289 2403">
          <text:p/>
        </draw:connector>
        <draw:connector draw:style-name="gr2" draw:text-style-name="P2" draw:layer="layout" draw:type="line" svg:x1="9.393cm" svg:y1="4.125cm" svg:x2="11.681cm" svg:y2="8.127cm" draw:start-shape="id17" draw:start-glue-point="10" draw:end-shape="id20" draw:end-glue-point="6" svg:d="M9393 4125l2288 4002" svg:viewBox="0 0 2289 4003">
          <text:p/>
        </draw:connector>
        <draw:connector draw:style-name="gr2" draw:text-style-name="P2" draw:layer="layout" draw:type="line" svg:x1="9.394cm" svg:y1="5.726cm" svg:x2="11.68cm" svg:y2="4.926cm" draw:start-shape="id21" draw:start-glue-point="10" draw:end-shape="id18" draw:end-glue-point="6" svg:d="M9394 5726l2286-800" svg:viewBox="0 0 2287 801">
          <text:p/>
        </draw:connector>
        <draw:connector draw:style-name="gr2" draw:text-style-name="P2" draw:layer="layout" draw:type="line" svg:x1="9.394cm" svg:y1="5.726cm" svg:x2="11.681cm" svg:y2="6.527cm" draw:start-shape="id21" draw:start-glue-point="10" draw:end-shape="id19" draw:end-glue-point="6" svg:d="M9394 5726l2287 801" svg:viewBox="0 0 2288 802">
          <text:p/>
        </draw:connector>
        <draw:connector draw:style-name="gr2" draw:text-style-name="P2" draw:layer="layout" draw:type="line" svg:x1="9.394cm" svg:y1="5.726cm" svg:x2="11.681cm" svg:y2="8.127cm" draw:start-shape="id21" draw:start-glue-point="10" draw:end-shape="id20" draw:end-glue-point="6" svg:d="M9394 5726l2287 2401" svg:viewBox="0 0 2288 2402">
          <text:p/>
        </draw:connector>
        <draw:connector draw:style-name="gr2" draw:text-style-name="P2" draw:layer="layout" draw:type="line" svg:x1="9.395cm" svg:y1="8.927cm" svg:x2="11.681cm" svg:y2="6.527cm" draw:start-shape="id22" draw:start-glue-point="10" draw:end-shape="id19" draw:end-glue-point="6" svg:d="M9395 8927l2286-2400" svg:viewBox="0 0 2287 2401">
          <text:p/>
        </draw:connector>
        <draw:connector draw:style-name="gr4" draw:text-style-name="P2" draw:layer="layout" draw:type="line" svg:x1="9.395cm" svg:y1="8.927cm" svg:x2="11.681cm" svg:y2="8.127cm" draw:start-shape="id22" draw:start-glue-point="10" draw:end-shape="id20" draw:end-glue-point="6" svg:d="M9395 8927l2286-800" svg:viewBox="0 0 2287 801">
          <text:p/>
        </draw:connector>
        <draw:connector draw:style-name="gr2" draw:text-style-name="P2" draw:layer="layout" draw:type="line" svg:x1="9.394cm" svg:y1="7.326cm" svg:x2="11.68cm" svg:y2="4.926cm" draw:start-shape="id23" draw:start-glue-point="10" draw:end-shape="id18" draw:end-glue-point="6" svg:d="M9394 7326l2286-2400" svg:viewBox="0 0 2287 2401">
          <text:p/>
        </draw:connector>
        <draw:connector draw:style-name="gr2" draw:text-style-name="P2" draw:layer="layout" draw:type="line" svg:x1="9.394cm" svg:y1="7.326cm" svg:x2="11.681cm" svg:y2="6.527cm" draw:start-shape="id23" draw:start-glue-point="10" draw:end-shape="id19" draw:end-glue-point="6" svg:d="M9394 7326l2287-799" svg:viewBox="0 0 2288 800">
          <text:p/>
        </draw:connector>
        <draw:connector draw:style-name="gr2" draw:text-style-name="P2" draw:layer="layout" draw:type="line" svg:x1="9.394cm" svg:y1="7.326cm" svg:x2="11.681cm" svg:y2="8.127cm" draw:start-shape="id23" draw:start-glue-point="10" draw:end-shape="id20" draw:end-glue-point="6" svg:d="M9394 7326l2287 801" svg:viewBox="0 0 2288 802">
          <text:p/>
        </draw:connector>
        <draw:connector draw:style-name="gr2" draw:text-style-name="P2" draw:layer="layout" draw:type="line" svg:x1="9.395cm" svg:y1="8.927cm" svg:x2="11.68cm" svg:y2="4.926cm" draw:start-shape="id22" draw:start-glue-point="10" draw:end-shape="id18" draw:end-glue-point="6" svg:d="M9395 8927l2285-4001" svg:viewBox="0 0 2286 4002">
          <text:p/>
        </draw:connector>
        <draw:custom-shape draw:style-name="gr3" draw:text-style-name="P2" xml:id="id24" draw:id="id24" draw:layer="layout" svg:width="0.914cm" svg:height="0.914cm" svg:x="14.479cm" svg:y="3.66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8" draw:id="id28" draw:layer="layout" svg:width="0.914cm" svg:height="0.914cm" svg:x="14.48cm" svg:y="5.26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0" draw:id="id30" draw:layer="layout" svg:width="0.914cm" svg:height="0.914cm" svg:x="14.48cm" svg:y="6.86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9" draw:id="id29" draw:layer="layout" svg:width="0.914cm" svg:height="0.914cm" svg:x="14.481cm" svg:y="8.47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5" draw:id="id25" draw:layer="layout" svg:width="0.914cm" svg:height="0.914cm" svg:x="17.68cm" svg:y="4.46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6" draw:id="id26" draw:layer="layout" svg:width="0.914cm" svg:height="0.914cm" svg:x="17.681cm" svg:y="6.07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7" draw:id="id27" draw:layer="layout" svg:width="0.914cm" svg:height="0.914cm" svg:x="17.681cm" svg:y="7.67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393cm" svg:y1="4.125cm" svg:x2="17.68cm" svg:y2="4.926cm" draw:start-shape="id24" draw:start-glue-point="10" draw:end-shape="id25" draw:end-glue-point="6" svg:d="M15393 4125l2287 801" svg:viewBox="0 0 2288 802">
          <text:p/>
        </draw:connector>
        <draw:connector draw:style-name="gr2" draw:text-style-name="P2" draw:layer="layout" draw:type="line" svg:x1="15.393cm" svg:y1="4.125cm" svg:x2="17.681cm" svg:y2="6.527cm" draw:start-shape="id24" draw:start-glue-point="10" draw:end-shape="id26" draw:end-glue-point="6" svg:d="M15393 4125l2288 2402" svg:viewBox="0 0 2289 2403">
          <text:p/>
        </draw:connector>
        <draw:connector draw:style-name="gr2" draw:text-style-name="P2" draw:layer="layout" draw:type="line" svg:x1="15.393cm" svg:y1="4.125cm" svg:x2="17.681cm" svg:y2="8.127cm" draw:start-shape="id24" draw:start-glue-point="10" draw:end-shape="id27" draw:end-glue-point="6" svg:d="M15393 4125l2288 4002" svg:viewBox="0 0 2289 4003">
          <text:p/>
        </draw:connector>
        <draw:connector draw:style-name="gr2" draw:text-style-name="P2" draw:layer="layout" draw:type="line" svg:x1="15.394cm" svg:y1="5.726cm" svg:x2="17.68cm" svg:y2="4.926cm" draw:start-shape="id28" draw:start-glue-point="10" draw:end-shape="id25" draw:end-glue-point="6" svg:d="M15394 5726l2286-800" svg:viewBox="0 0 2287 801">
          <text:p/>
        </draw:connector>
        <draw:connector draw:style-name="gr2" draw:text-style-name="P2" draw:layer="layout" draw:type="line" svg:x1="15.394cm" svg:y1="5.726cm" svg:x2="17.681cm" svg:y2="6.527cm" draw:start-shape="id28" draw:start-glue-point="10" draw:end-shape="id26" draw:end-glue-point="6" svg:d="M15394 5726l2287 801" svg:viewBox="0 0 2288 802">
          <text:p/>
        </draw:connector>
        <draw:connector draw:style-name="gr2" draw:text-style-name="P2" draw:layer="layout" draw:type="line" svg:x1="15.394cm" svg:y1="5.726cm" svg:x2="17.681cm" svg:y2="8.127cm" draw:start-shape="id28" draw:start-glue-point="10" draw:end-shape="id27" draw:end-glue-point="6" svg:d="M15394 5726l2287 2401" svg:viewBox="0 0 2288 2402">
          <text:p/>
        </draw:connector>
        <draw:connector draw:style-name="gr2" draw:text-style-name="P2" draw:layer="layout" draw:type="line" svg:x1="15.395cm" svg:y1="8.927cm" svg:x2="17.681cm" svg:y2="6.527cm" draw:start-shape="id29" draw:start-glue-point="10" draw:end-shape="id26" draw:end-glue-point="6" svg:d="M15395 8927l2286-2400" svg:viewBox="0 0 2287 2401">
          <text:p/>
        </draw:connector>
        <draw:connector draw:style-name="gr2" draw:text-style-name="P2" draw:layer="layout" draw:type="line" svg:x1="15.395cm" svg:y1="8.927cm" svg:x2="17.681cm" svg:y2="8.127cm" draw:start-shape="id29" draw:start-glue-point="10" draw:end-shape="id27" draw:end-glue-point="6" svg:d="M15395 8927l2286-800" svg:viewBox="0 0 2287 801">
          <text:p/>
        </draw:connector>
        <draw:connector draw:style-name="gr2" draw:text-style-name="P2" draw:layer="layout" draw:type="line" svg:x1="15.394cm" svg:y1="7.326cm" svg:x2="17.68cm" svg:y2="4.926cm" draw:start-shape="id30" draw:start-glue-point="10" draw:end-shape="id25" draw:end-glue-point="6" svg:d="M15394 7326l2286-2400" svg:viewBox="0 0 2287 2401">
          <text:p/>
        </draw:connector>
        <draw:connector draw:style-name="gr2" draw:text-style-name="P2" draw:layer="layout" draw:type="line" svg:x1="15.394cm" svg:y1="7.326cm" svg:x2="17.681cm" svg:y2="6.527cm" draw:start-shape="id30" draw:start-glue-point="10" draw:end-shape="id26" draw:end-glue-point="6" svg:d="M15394 7326l2287-799" svg:viewBox="0 0 2288 800">
          <text:p/>
        </draw:connector>
        <draw:connector draw:style-name="gr2" draw:text-style-name="P2" draw:layer="layout" draw:type="line" svg:x1="15.394cm" svg:y1="7.326cm" svg:x2="17.681cm" svg:y2="8.127cm" draw:start-shape="id30" draw:start-glue-point="10" draw:end-shape="id27" draw:end-glue-point="6" svg:d="M15394 7326l2287 801" svg:viewBox="0 0 2288 802">
          <text:p/>
        </draw:connector>
        <draw:connector draw:style-name="gr2" draw:text-style-name="P2" draw:layer="layout" draw:type="line" svg:x1="15.395cm" svg:y1="8.927cm" svg:x2="17.68cm" svg:y2="4.926cm" draw:start-shape="id29" draw:start-glue-point="10" draw:end-shape="id25" draw:end-glue-point="6" svg:d="M15395 8927l2285-4001" svg:viewBox="0 0 2286 4002">
          <text:p/>
        </draw:connector>
        <draw:custom-shape draw:style-name="gr5" draw:text-style-name="P4" draw:layer="layout" svg:width="1.524cm" svg:height="0.508cm" svg:x="1.1cm" svg:y="3.032cm">
          <text:p text:style-name="P3"><text:span text:style-name="T1">dala </text:span><text:span text:style-name="T1">ar 3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508cm" svg:height="0.508cm" svg:x="1.608cm" svg:y="3.832cm">
          <text:p text:style-name="P3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508cm" svg:height="0.508cm" svg:x="1.608cm" svg:y="5.432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508cm" svg:height="0.508cm" svg:x="1.608cm" svg:y="7.032cm">
          <text:p text:style-name="P3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508cm" svg:height="0.508cm" svg:x="1.608cm" svg:y="8.632cm">
          <text:p text:style-name="P3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508cm" svg:height="0.508cm" svg:x="6.408cm" svg:y="4.632cm">
          <text:p text:style-name="P3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508cm" svg:height="0.508cm" svg:x="6.408cm" svg:y="6.232cm">
          <text:p text:style-name="P3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508cm" svg:height="0.508cm" svg:x="6.408cm" svg:y="7.832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524cm" svg:height="0.508cm" svg:x="7.4cm" svg:y="3.032cm">
          <text:p text:style-name="P3"><text:span text:style-name="T1">d</text:span><text:span text:style-name="T1">a</text:span><text:span text:style-name="T1">l</text:span><text:span text:style-name="T1">a </text:span><text:span text:style-name="T1">a</text:span><text:span text:style-name="T1">r 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508cm" svg:height="0.508cm" svg:x="7.908cm" svg:y="3.832cm">
          <text:p text:style-name="P3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508cm" svg:height="0.508cm" svg:x="7.908cm" svg:y="5.432cm">
          <text:p text:style-name="P3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508cm" svg:height="0.508cm" svg:x="7.908cm" svg:y="7.032cm">
          <text:p text:style-name="P3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508cm" svg:height="0.508cm" svg:x="7.908cm" svg:y="8.632cm">
          <text:p text:style-name="P3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508cm" svg:height="0.508cm" svg:x="12.608cm" svg:y="4.632cm">
          <text:p text:style-name="P3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508cm" svg:height="0.508cm" svg:x="12.608cm" svg:y="6.232cm">
          <text:p text:style-name="P3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508cm" svg:height="0.508cm" svg:x="12.608cm" svg:y="7.832cm">
          <text:p text:style-name="P3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524cm" svg:height="0.508cm" svg:x="13.4cm" svg:y="3.032cm">
          <text:p text:style-name="P3"><text:span text:style-name="T1">dala ar 3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508cm" svg:height="0.508cm" svg:x="13.908cm" svg:y="3.832cm">
          <text:p text:style-name="P3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508cm" svg:height="0.508cm" svg:x="13.908cm" svg:y="5.432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508cm" svg:height="0.508cm" svg:x="13.908cm" svg:y="7.032cm">
          <text:p text:style-name="P3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508cm" svg:height="0.508cm" svg:x="13.908cm" svg:y="8.632cm">
          <text:p text:style-name="P3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508cm" svg:height="0.508cm" svg:x="18.608cm" svg:y="4.632cm">
          <text:p text:style-name="P3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508cm" svg:height="0.508cm" svg:x="18.608cm" svg:y="6.232cm">
          <text:p text:style-name="P3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508cm" svg:height="0.508cm" svg:x="18.608cm" svg:y="7.832cm">
          <text:p text:style-name="P3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8T12:35:31.001260336</meta:creation-date>
    <dc:date>2019-04-18T20:53:58.069198712</dc:date>
    <meta:editing-duration>PT5H34M41S</meta:editing-duration>
    <meta:editing-cycles>4</meta:editing-cycles>
    <meta:generator>LibreOffice/6.0.7.3$Linux_X86_64 LibreOffice_project/00m0$Build-3</meta:generator>
    <meta:document-statistic meta:object-count="100"/>
  </office:meta>
</office:document-meta>
</file>